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0cfc0" officeooo:paragraph-rsid="001c4cfd" style:font-size-asian="12.25pt" style:font-size-complex="14pt"/>
    </style:style>
    <style:style style:name="P2" style:family="paragraph" style:parent-style-name="Text_20_body">
      <style:text-properties fo:font-size="14pt" officeooo:rsid="0012889e" officeooo:paragraph-rsid="001c4cfd" style:font-size-asian="12.25pt" style:font-size-complex="14pt"/>
    </style:style>
    <style:style style:name="P3" style:family="paragraph" style:parent-style-name="Text_20_body">
      <style:text-properties fo:font-size="14pt" officeooo:rsid="00140dd3" officeooo:paragraph-rsid="001c4cfd" style:font-size-asian="12.25pt" style:font-size-complex="14pt"/>
    </style:style>
    <style:style style:name="P4" style:family="paragraph" style:parent-style-name="Text_20_body">
      <style:text-properties fo:font-size="14pt" officeooo:rsid="00174802" officeooo:paragraph-rsid="001c4cfd" style:font-size-asian="12.25pt" style:font-size-complex="14pt"/>
    </style:style>
    <style:style style:name="P5" style:family="paragraph" style:parent-style-name="Text_20_body">
      <style:text-properties fo:font-size="14pt" officeooo:rsid="001d846e" officeooo:paragraph-rsid="001d846e" style:font-size-asian="14pt" style:font-size-complex="14pt"/>
    </style:style>
    <style:style style:name="P6" style:family="paragraph" style:parent-style-name="Text_20_body">
      <style:text-properties fo:font-size="14pt" officeooo:rsid="001f3a38" officeooo:paragraph-rsid="001f3a38" style:font-size-asian="14pt" style:font-size-complex="14pt"/>
    </style:style>
    <style:style style:name="P7" style:family="paragraph" style:parent-style-name="Text_20_body">
      <style:text-properties fo:font-size="14pt" officeooo:rsid="00204972" officeooo:paragraph-rsid="00204972" style:font-size-asian="14pt" style:font-size-complex="14pt"/>
    </style:style>
    <style:style style:name="P8" style:family="paragraph" style:parent-style-name="Text_20_body">
      <style:text-properties fo:font-size="14pt" officeooo:rsid="0023ce27" officeooo:paragraph-rsid="0023ce27" style:font-size-asian="14pt" style:font-size-complex="14pt"/>
    </style:style>
    <style:style style:name="P9" style:family="paragraph" style:parent-style-name="Text_20_body">
      <style:text-properties officeooo:paragraph-rsid="001c4cfd"/>
    </style:style>
    <style:style style:name="P10" style:family="paragraph" style:parent-style-name="Text_20_body">
      <style:text-properties officeooo:rsid="0023ce27" officeooo:paragraph-rsid="0023ce27"/>
    </style:style>
    <style:style style:name="P11" style:family="paragraph" style:parent-style-name="Text_20_body">
      <style:text-properties officeooo:paragraph-rsid="0023ce27"/>
    </style:style>
    <style:style style:name="P12" style:family="paragraph" style:parent-style-name="Text_20_body">
      <style:text-properties officeooo:rsid="002576d3" officeooo:paragraph-rsid="002576d3"/>
    </style:style>
    <style:style style:name="P13" style:family="paragraph" style:parent-style-name="Text_20_body">
      <style:text-properties officeooo:rsid="002fd734" officeooo:paragraph-rsid="002fd734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5ef21" officeooo:paragraph-rsid="001c4cfd" style:text-blinking="false" fo:background-color="transparent" style:font-size-asian="12.25pt" style:font-size-complex="14pt"/>
    </style:style>
    <style:style style:name="P15" style:family="paragraph" style:parent-style-name="Text_20_body">
      <style:text-properties fo:font-variant="normal" fo:text-transform="none" fo:color="#222222" fo:font-size="14pt" fo:letter-spacing="normal" officeooo:rsid="0023ce27" officeooo:paragraph-rsid="0023ce27" style:font-size-asian="14pt" style:font-size-complex="14pt"/>
    </style:style>
    <style:style style:name="P16" style:family="paragraph" style:parent-style-name="Contents_20_1">
      <style:paragraph-properties fo:line-height="115%"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 fo:line-height="115%"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alibri" fo:font-size="28pt" fo:font-style="normal" style:text-underline-style="none" fo:font-weight="normal" officeooo:rsid="001c4cfd" officeooo:paragraph-rsid="001c4cfd" style:text-blinking="false" fo:background-color="transparent" style:font-size-asian="28pt" style:font-size-complex="28pt"/>
    </style:style>
    <style:style style:name="P19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alibri" fo:font-size="22pt" fo:font-style="normal" style:text-underline-style="none" fo:font-weight="normal" officeooo:rsid="001c4cfd" officeooo:paragraph-rsid="001c4cfd" style:text-blinking="false" fo:background-color="transparent" style:font-size-asian="22pt" style:font-size-complex="22pt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alibri" fo:font-size="22pt" fo:font-style="normal" style:text-underline-style="none" fo:font-weight="normal" officeooo:rsid="001c4cfd" officeooo:paragraph-rsid="001c4cfd" style:text-blinking="false" fo:background-color="transparent" style:font-size-asian="19.25pt" style:font-size-complex="22pt"/>
    </style:style>
    <style:style style:name="P21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alibri" fo:font-size="21pt" fo:font-style="normal" style:text-underline-style="none" fo:font-weight="normal" officeooo:rsid="001c4cfd" officeooo:paragraph-rsid="001c4cfd" style:text-blinking="false" fo:background-color="transparent" style:font-size-asian="21pt" style:font-size-complex="21pt"/>
    </style:style>
    <style:style style:name="P22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1c4cfd" officeooo:paragraph-rsid="001c4cfd" style:text-blinking="false" fo:background-color="transparent" style:font-size-asian="18pt" style:font-size-complex="18pt"/>
    </style:style>
    <style:style style:name="P23" style:family="paragraph" style:parent-style-name="Contents_20_3">
      <style:paragraph-properties fo:line-height="115%"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Heading_20_1" style:list-style-name="">
      <style:text-properties officeooo:rsid="0017b17a" officeooo:paragraph-rsid="001c4cfd"/>
    </style:style>
    <style:style style:name="P25" style:family="paragraph" style:parent-style-name="Heading_20_1">
      <style:text-properties officeooo:rsid="0010cfc0" officeooo:paragraph-rsid="001c4cfd"/>
    </style:style>
    <style:style style:name="P26" style:family="paragraph" style:parent-style-name="Heading_20_1">
      <style:text-properties officeooo:rsid="002d6d29" officeooo:paragraph-rsid="001c4cfd"/>
    </style:style>
    <style:style style:name="P27" style:family="paragraph" style:parent-style-name="Heading_20_1">
      <style:paragraph-properties fo:break-before="page"/>
      <style:text-properties officeooo:rsid="0010cfc0" officeooo:paragraph-rsid="001c4cfd"/>
    </style:style>
    <style:style style:name="P28" style:family="paragraph" style:parent-style-name="Contents_20_Heading">
      <style:text-properties fo:font-size="22pt" style:font-size-asian="22pt" style:font-size-complex="22pt"/>
    </style:style>
    <style:style style:name="P29" style:family="paragraph" style:parent-style-name="Contents_20_Heading">
      <style:text-properties officeooo:paragraph-rsid="001c4cfd"/>
    </style:style>
    <style:style style:name="P30" style:family="paragraph" style:parent-style-name="Heading_20_3">
      <style:text-properties fo:font-size="14.1999998092651pt" style:font-size-asian="14.1999998092651pt" style:font-size-complex="14.1999998092651pt"/>
    </style:style>
    <style:style style:name="P31" style:family="paragraph" style:parent-style-name="Heading_20_2">
      <style:text-properties officeooo:paragraph-rsid="001c4cfd"/>
    </style:style>
    <style:style style:name="P32" style:family="paragraph" style:parent-style-name="Heading_20_2">
      <style:text-properties officeooo:rsid="00174802" officeooo:paragraph-rsid="001c4cfd"/>
    </style:style>
    <style:style style:name="P33" style:family="paragraph" style:parent-style-name="Heading_20_2">
      <style:text-properties officeooo:rsid="0017b17a" officeooo:paragraph-rsid="001c4cfd"/>
    </style:style>
    <style:style style:name="T1" style:family="text">
      <style:text-properties officeooo:rsid="0012889e"/>
    </style:style>
    <style:style style:name="T2" style:family="text">
      <style:text-properties officeooo:rsid="00140dd3"/>
    </style:style>
    <style:style style:name="T3" style:family="text">
      <style:text-properties fo:font-variant="normal" fo:text-transform="none" fo:color="#222222" fo:font-size="14pt" fo:letter-spacing="normal" style:font-size-asian="14pt" style:font-size-complex="14pt"/>
    </style:style>
    <style:style style:name="T4" style:family="text">
      <style:text-properties fo:font-variant="normal" fo:text-transform="none" fo:color="#222222" fo:font-size="14pt" fo:letter-spacing="normal" officeooo:rsid="0023ce27" style:font-size-asian="14pt" style:font-size-complex="14pt"/>
    </style:style>
    <style:style style:name="T5" style:family="text">
      <style:text-properties fo:font-variant="normal" fo:text-transform="none" fo:color="#222222" fo:font-size="14pt" fo:letter-spacing="normal" officeooo:rsid="002576d3" style:font-size-asian="14pt" style:font-size-complex="14pt"/>
    </style:style>
    <style:style style:name="T6" style:family="text">
      <style:text-properties fo:font-variant="normal" fo:text-transform="none" fo:color="#222222" fo:font-size="14pt" fo:letter-spacing="normal" officeooo:rsid="00276f97" style:font-size-asian="14pt" style:font-size-complex="14pt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2eb782" style:font-size-asian="12.25pt" style:font-size-complex="14pt"/>
    </style:style>
    <style:style style:name="T9" style:family="text">
      <style:text-properties fo:font-size="14pt" officeooo:rsid="0023ce27" style:font-size-asian="14pt" style:font-size-complex="14pt"/>
    </style:style>
    <style:style style:name="T10" style:family="text">
      <style:text-properties officeooo:rsid="001cf82b"/>
    </style:style>
    <style:style style:name="T11" style:family="text">
      <style:text-properties officeooo:rsid="001f3a38"/>
    </style:style>
    <style:style style:name="T12" style:family="text">
      <style:text-properties officeooo:rsid="0022210e"/>
    </style:style>
    <style:style style:name="T13" style:family="text">
      <style:text-properties officeooo:rsid="0023c6b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37070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><text:bookmark text:name="docs-internal-guid-0c554199-7fff-2e9d-ffe3-540061c37d1f"/>Rešavanje problema minimalnog pokrivanja pravougaonicima</text:p>
      <text:p text:style-name="P18"/>
      <text:p text:style-name="P21">Mateja Marjanovic</text:p>
      <text:p text:style-name="P19"/>
      <text:p text:style-name="P22">Jun 2019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list xml:id="list1249885299" text:style-name="List_20_1">
              <text:list-item>
                <text:p text:style-name="P28">Table of Contents</text:p>
              </text:list-item>
            </text:list>
          </text:index-title>
          <text:p text:style-name="P16"><text:a xlink:type="simple" xlink:href="#__RefHeading___Toc105_503276835" text:style-name="Index_20_Link" text:visited-style-name="Index_20_Link"><text:span text:style-name="T14">1 Uvod<text:tab/>3</text:span></text:a></text:p>
          <text:p text:style-name="P16"><text:a xlink:type="simple" xlink:href="#__RefHeading___Toc319_503276835" text:style-name="Index_20_Link" text:visited-style-name="Index_20_Link"><text:span text:style-name="T14">2 Opis resenja problema<text:tab/>3</text:span></text:a></text:p>
          <text:p text:style-name="P17"><text:a xlink:type="simple" xlink:href="#__RefHeading___Toc439_503276835" text:style-name="Index_20_Link" text:visited-style-name="Index_20_Link"><text:span text:style-name="T14">2.1 Podela poligona na pravouganike<text:tab/>3</text:span></text:a></text:p>
          <text:p text:style-name="P17"><text:a xlink:type="simple" xlink:href="#__RefHeading___Toc545_503276835" text:style-name="Index_20_Link" text:visited-style-name="Index_20_Link"><text:span text:style-name="T14">2.2 Formiranje bipartitnog grafa<text:tab/>3</text:span></text:a></text:p>
          <text:p text:style-name="P17"><text:a xlink:type="simple" xlink:href="#__RefHeading___Toc547_503276835" text:style-name="Index_20_Link" text:visited-style-name="Index_20_Link"><text:span text:style-name="T14">2.3 Trazenje maskimalnog nezavisnog skupa<text:tab/>4</text:span></text:a></text:p>
          <text:p text:style-name="P17"><text:a xlink:type="simple" xlink:href="#__RefHeading___Toc549_503276835" text:style-name="Index_20_Link" text:visited-style-name="Index_20_Link"><text:span text:style-name="T14">2.4 Pronalazenje maksimalnog uparivanja<text:tab/>4</text:span></text:a></text:p>
          <text:p text:style-name="P23"><text:a xlink:type="simple" xlink:href="#__RefHeading___Toc676_503276835" text:style-name="Index_20_Link" text:visited-style-name="Index_20_Link"><text:span text:style-name="T14">2.4.1 Hopcroft-Karp algoritam<text:tab/>4</text:span></text:a></text:p>
          <text:p text:style-name="P17"><text:a xlink:type="simple" xlink:href="#__RefHeading___Toc681_503276835" text:style-name="Index_20_Link" text:visited-style-name="Index_20_Link"><text:span text:style-name="T14">2.5 Minimalno pokrivanje cvorovima<text:tab/>5</text:span></text:a></text:p>
          <text:p text:style-name="P17"><text:a xlink:type="simple" xlink:href="#__RefHeading___Toc683_503276835" text:style-name="Index_20_Link" text:visited-style-name="Index_20_Link"><text:span text:style-name="T14">2.6 Privodjenje kraju<text:tab/>5</text:span></text:a></text:p>
          <text:p text:style-name="P16"><text:a xlink:type="simple" xlink:href="#__RefHeading___Toc109_503276835" text:style-name="Index_20_Link" text:visited-style-name="Index_20_Link"><text:span text:style-name="T14">3 Eksperimentalni rezultati<text:tab/>5</text:span></text:a></text:p>
          <text:p text:style-name="P16"><text:a xlink:type="simple" xlink:href="#__RefHeading___Toc321_503276835" text:style-name="Index_20_Link" text:visited-style-name="Index_20_Link"><text:span text:style-name="T14">4 Zakljucak<text:tab/>5</text:span></text:a></text:p>
          <text:p text:style-name="P16"><text:a xlink:type="simple" xlink:href="#__RefHeading___Toc323_503276835" text:style-name="Index_20_Link" text:visited-style-name="Index_20_Link"><text:span text:style-name="T14">6 Literatura<text:tab/>5</text:span></text:a></text:p>
        </text:index-body>
      </text:table-of-content>
      <text:list xml:id="list114702217386741" text:continue-numbering="true" text:style-name="List_20_1">
        <text:list-header>
          <text:p text:style-name="P29"><text:a xlink:type="simple" xlink:href="#__RefHeading___Toc323_503276835" text:style-name="Index_20_Link" text:visited-style-name="Index_20_Link"/></text:p>
        </text:list-header>
      </text:list>
      <text:h text:style-name="P24" text:outline-level="1"/>
      <text:h text:style-name="P27" text:outline-level="1"><text:bookmark-start text:name="__RefHeading___Toc105_503276835"/><text:span text:style-name="T10">1</text:span> Uvod<text:bookmark-end text:name="__RefHeading___Toc105_503276835"/></text:h>
      <text:p text:style-name="P9"/>
      <text:p text:style-name="P1">Mnogougao je figura u ravni koju cini mnogougaona linija <text:span text:style-name="T1">i</text:span> unutrasnja <text:span text:style-name="T1">oblast odredjena tom linijom. Drugi naziv je poligon.</text:span></text:p>
      <text:p text:style-name="P2">Podela tog poligona na minimalan broj pravougaonika je optimizacioni problem, jer ne trazimo da se samo podeli na pravougaonike, vec i da broj tih pravougaonika bude minimalan.</text:p>
      <text:p text:style-name="P2">Za resavanje ovog problema koristicemo tehnike uparivanja grafova (graph matching) i druge <text:span text:style-name="T2">grafovske algoritme</text:span>. Koriscenjem ovih algoritama, ovaj problem je resiv u polinomijalnom vremenu.</text:p>
      <text:p text:style-name="P3">Poligon ne mora biti iz jednog dela i moze imati rupe, to nece uticati na rezultat rada resenja ovog problema.</text:p>
      <text:h text:style-name="P25" text:outline-level="1"/>
      <text:h text:style-name="P25" text:outline-level="1"><text:bookmark-start text:name="__RefHeading___Toc319_503276835"/><text:span text:style-name="T10">2 </text:span>Opis resenja problema<text:bookmark-end text:name="__RefHeading___Toc319_503276835"/></text:h>
      <text:h text:style-name="P31" text:outline-level="2"><text:bookmark-start text:name="__RefHeading___Toc439_503276835"/><text:span text:style-name="T10">2.1</text:span> Podela poligona na pravouganike<text:bookmark-end text:name="__RefHeading___Toc439_503276835"/></text:h>
      <text:p text:style-name="P14">Da bismo podelili poligon na konacan broj pravouganika, potrebno je da povucemo horizontalne i vertikalne duzi iz konkavnih tacaka.</text:p>
      <text:p text:style-name="P14">Ove duzi su (horizontalne i vertikalne) dijagonale, dakle potrebno je spojiti dve konkavne tacke (koje imaju istu x ili y koordinatu).</text:p>
      <text:p text:style-name="P14">Nakon toga, tim dijagonalama dajemo vrednosti (pocevsi od 1, npr.).</text:p>
      <text:p text:style-name="P14">Uocavamo da se horizontalne dijagonale mogu seci iskljucivo sa vertikalnim, sto ima smisla.</text:p>
      <text:h text:style-name="P31" text:outline-level="2"><text:bookmark-start text:name="__RefHeading___Toc545_503276835"/><text:span text:style-name="T10">2.2</text:span> Formiranje bipartitnog grafa<text:bookmark-end text:name="__RefHeading___Toc545_503276835"/></text:h>
      <text:p text:style-name="P4">Nakon sto smo “isekli” poligon na delove i oznacili dijagonalne duzi, mozemo ih kategorisati u dve grupe, horizontalne i vertikalne.</text:p>
      <text:p text:style-name="P4">Kao sto je vec napomenuto, horizontalne se mogu seci samo sa vertikalnim (i obrnuto). Ako te duzi posmatramo kao cvorove, a grane spajaju duzi koje se seku, dobijamo bipartitan graf.</text:p>
      <text:h text:style-name="P32" text:outline-level="2"><text:bookmark-start text:name="__RefHeading___Toc547_503276835"/><text:soft-page-break/><text:span text:style-name="T10">2.3</text:span> Trazenje maskimalnog nezavisnog skupa<text:bookmark-end text:name="__RefHeading___Toc547_503276835"/></text:h>
      <text:p text:style-name="P4">Sada kada imamo bipartitan graf, zelimo da nadjemo maksimalan nezavisan skup.</text:p>
      <text:p text:style-name="P4">Maksimalan nezavisan skup je podskup nezavisnog skupa.</text:p>
      <text:p text:style-name="P4">U teoriji grafova nezavisan skup predstavlja skup cvorova u grafu, takvih da nikoja dva nisu susedni (nemaju zajednicke grane).</text:p>
      <text:p text:style-name="P4">Maksimalan nezavisan skup je nezavisan skup sa maksimalnim brojem cvorova.</text:p>
      <text:p text:style-name="P4">Pronalazenje takvog skupa je optimizacioni problem koji pripada klasi NP-teskih problema, medjutim po Konigovoj teoremi, u specijalnom slucaju bipartitnih grafova, ovaj problem je ekvivalentan problemu maskimalnog uparivanja i moze se resiti u polinomijalnom vremenu!</text:p>
      <text:h text:style-name="P33" text:outline-level="2"><text:bookmark-start text:name="__RefHeading___Toc549_503276835"/><text:span text:style-name="T10">2.4</text:span> Pronalazenje maksimalnog uparivanja<text:bookmark-end text:name="__RefHeading___Toc549_503276835"/></text:h>
      <text:p text:style-name="P5">U teoriji grafova, uparivanje predstavlja nezavisan skup ivica, bez zajednickih cvorova.</text:p>
      <text:p text:style-name="P6">Kazemo da je uparivanje “maximal”, ako za uparivanje M vazi sledece. Ako bismo u M dodali neku ivicu (koja nije u M), tada M vise ne bi bilo uparivanje. Drugim recima, uparivanje je “maximal”, ako ne postoji drugo uparivanje cije je M podskup.</text:p>
      <text:p text:style-name="P6">Kazemo da je uparivanje “maximum”, ako sadrzi najvecu mogucu kardinalnost (sto vise grana). Ovo je optimizacioni problem.</text:p>
      <text:p text:style-name="P5">Problem maksimalnog uparivanja ima vise algoritama koji ga mogu resiti, jedan od njih je Hopcroft-Karp-ov algoritam.</text:p>
      <text:p text:style-name="P5">Graf moze imati vise maksimalnih uparivanja, ali nije bitno koji od njih odaberemo, svaki ce “raditi posao” <text:span text:style-name="T11">podjednako dobro</text:span>.</text:p>
      <text:h text:style-name="P30" text:outline-level="3"><text:bookmark-start text:name="__RefHeading___Toc676_503276835"/>2.4.1 Hopcroft-Karp algoritam<text:bookmark-end text:name="__RefHeading___Toc676_503276835"/></text:h>
      <text:p text:style-name="P7">Ovaj algoritam kao sto je gore navedeno sluzi za maksimalno uparivanje bipartitnog grafa.</text:p>
      <text:p text:style-name="P7">On radi tako sto inicijalno ima prazan skup M (matched). Posto imamo bipartitan graf, znaci da imamo dve strane tog grafa, nazovimo ih U i V. Krecemo od <text:span text:style-name="T13">skupa slobodnih cvorova</text:span> <text:span text:style-name="T13">(inicijalno </text:span>U<text:span text:style-name="T13">)</text:span> sa BFS-om, svakog suseda v (v iz V) od u, dodajemo u skup F. Tako uradimo za svako u iz <text:span text:style-name="T13">skupa slobodnih cvorova</text:span>. Sledece sto radimo jeste da se krecemo kroz elemente skupa F i iz njih pokrecemo DFS. Nakon sto f iz F naleti na u, iz grafa brisemo i f i u. Kada njih obrisemo, sa njima treba da obrisemo i sve elemente koji su zbog toga ostali bez suseda. <text:span text:style-name="T12">Sada te putanje XOR-ujemo sa trenutnim skupom M (u slucaju da se nalaze dve iste putanje npr. a-b, </text:span><text:soft-page-break/><text:span text:style-name="T12">uklanjamo taj element) i taj novi skup dodeljujemo trenutnom skupu M. U sledecoj iteraciji radimo isto, samo sto ovaj put skup slobodnih cvorova vise nije ceo skup U, vec oni cvorovi iz U koji nisu upareni ni sa kim. Kada naletimo na element iz V koji isto nije uparen ni sa kim, stajemo sa pretragom i njega ubacujemo u skup F. Ponovo se krecemo kroz elemente skupa F I pokrecemo DFS pretragu iz njih, dok ne stignemo do slobodnog elementa i tu putanju XOR-ujemo sa trenutnim skupom M. Kada skup putanja postane prazan, petlja se prekida i vraca se vrednost trenutnog M, to je maksimalno uparivanje grafa.</text:span></text:p>
      <text:h text:style-name="Heading_20_2" text:outline-level="2"><text:bookmark-start text:name="__RefHeading___Toc681_503276835"/>2.5 Minimalno pokrivanje cvorovima<text:bookmark-end text:name="__RefHeading___Toc681_503276835"/></text:h>
      <text:p text:style-name="P8">Jednom kada smo nasli maskimalno uparivanje, zelimo da ga “konvertujemo” u minimalno pokrivanje cvorovima.</text:p>
      <text:p text:style-name="P8">To cemo uraditi koriscenjem dokaza Konigove teoreme.</text:p>
      <text:p text:style-name="P8">Imamo bipartitan graf, dakle podeljen na dva dela, nazovimo ih L i R, pored toga imamo skup neuparenih cvorova, nazovimo taj skup U.</text:p>
      <text:p text:style-name="P8">Postoji samo jedna alternirajuca putanja koja krece iz elementa koji se nalazi u U. Skup u kome se nalaze cvorovi koji su u alternirajucoj putanji nazovimo Z.</text:p>
      <text:p text:style-name="P11"><text:span text:style-name="T9">Minimalno pokrivanje cvorovima je K = (L \ Z) </text:span><text:span text:style-name="T3">∪ </text:span><text:span text:style-name="T4">(R ∩ Z).</text:span></text:p>
      <text:h text:style-name="Heading_20_2" text:outline-level="2"><text:bookmark-start text:name="__RefHeading___Toc683_503276835"/><text:span text:style-name="T4">2.</text:span><text:span text:style-name="T3">6 Privodjenje kraju</text:span><text:bookmark-end text:name="__RefHeading___Toc683_503276835"/></text:h>
      <text:p text:style-name="P15">Sada gledamo samo cvorove koji pripadaju minimalnom pokrivanju cvorovima, tj. gledamo samo te dijagonalne duzi.</text:p>
      <text:p text:style-name="P10"><text:span text:style-name="T3">Iskoristimo te duzi na nas poligon i dobicemo </text:span><text:span text:style-name="T5">poligon koji je podeljen na vise poligona.</text:span></text:p>
      <text:p text:style-name="P12"><text:span text:style-name="T5">S</text:span><text:span text:style-name="T3">vaki od tih poligona isecemo, tako da bude sastavljen od pravouganika I na taj nacin smo dobili minimal</text:span><text:span text:style-name="T6">no pokrivanje poligona pravouganicima.</text:span></text:p>
      <text:p text:style-name="P7"/>
      <text:h text:style-name="P25" text:outline-level="1"><text:bookmark-start text:name="__RefHeading___Toc109_503276835"/><text:span text:style-name="T10">3</text:span> Eksperimentalni rezultati<text:bookmark-end text:name="__RefHeading___Toc109_503276835"/></text:h>
      <text:h text:style-name="P25" text:outline-level="1"><text:bookmark-start text:name="__RefHeading___Toc321_503276835"/><text:span text:style-name="T10">4</text:span> Zakljucak<text:bookmark-end text:name="__RefHeading___Toc321_503276835"/></text:h>
      <text:h text:style-name="P26" text:outline-level="1"><text:bookmark-start text:name="__RefHeading___Toc323_503276835"/>6 Literatura<text:bookmark-end text:name="__RefHeading___Toc323_503276835"/></text:h>
      <text:p text:style-name="P9"><text:span text:style-name="T8">[1] </text:span><text:span text:style-name="T7">Graph-Theoretic Solutions to Computational Geometry Problems, </text:span>David Eppstein, Computer Science Department, University of California, Irvine</text:p>
      <text:p text:style-name="P13"><text:soft-page-break/>[2] Clanci na vikipediji (wikipedia), ciji su izvori razne knjige o teoriji grafova. <text:span text:style-name="T15">Ovo uglavnom obuhvata opis algorit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list-style-name="List_20_1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4:34:56.890964575</meta:creation-date>
    <dc:date>2019-06-15T11:47:01.658901590</dc:date>
    <meta:editing-duration>PT3H20M1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6" meta:paragraph-count="61" meta:word-count="910" meta:character-count="5822" meta:non-whitespace-character-count="4974"/>
  </office:meta>
</office:document-meta>
</file>